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2.339cm" svg:y="12.997cm">
            <draw:object draw:notify-on-update-of-ranges="Sheet1.B10:Sheet1.B80 Sheet1.C10:Sheet1.C80 Sheet1.B10:Sheet1.B80 Sheet1.D10:Sheet1.D8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0.754484176636" calcext:value-type="float">
            <text:p>0,7544841766</text:p>
          </table:table-cell>
          <table:table-cell table:number-columns-repeated="8"/>
        </table:table-row>
        <table:table-row table:style-name="ro1">
          <table:table-cell office:value-type="float" office:value="0.826834917068" calcext:value-type="float">
            <text:p>0,8268349171</text:p>
          </table:table-cell>
          <table:table-cell table:number-columns-repeated="8"/>
        </table:table-row>
        <table:table-row table:style-name="ro1">
          <table:table-cell office:value-type="float" office:value="0.784378051758" calcext:value-type="float">
            <text:p>0,78437805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.725547075272" calcext:value-type="float">
            <text:p>0,725547075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.696681022644" calcext:value-type="float">
            <text:p>0,696681022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.691206216812" calcext:value-type="float">
            <text:p>0,691206216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.770267009735" calcext:value-type="float">
            <text:p>0,770267009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.776206970215" calcext:value-type="float">
            <text:p>0,776206970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.720962047577" calcext:value-type="float">
            <text:p>0,720962047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.756256103516" calcext:value-type="float">
            <text:p>0,7562561035</text:p>
          </table:table-cell>
          <table:table-cell office:value-type="float" office:value="1" calcext:value-type="float">
            <text:p>1</text:p>
          </table:table-cell>
          <table:table-cell table:formula="of:=[.A1:.A10]" office:value-type="float" office:value="0.756256103516" calcext:value-type="float">
            <text:p>0,7562561035</text:p>
          </table:table-cell>
          <table:table-cell table:formula="of:=[.$I$28]" office:value-type="float" office:value="0.2539877414703" calcext:value-type="float">
            <text:p>0,25398774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.844187021255" calcext:value-type="float">
            <text:p>0,84418702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.86660695076" calcext:value-type="float">
            <text:p>0,866606950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.827852964401" calcext:value-type="float">
            <text:p>0,8278529644</text:p>
          </table:table-cell>
          <table:table-cell table:number-columns-repeated="8"/>
        </table:table-row>
        <table:table-row table:style-name="ro1">
          <table:table-cell office:value-type="float" office:value="0.862468957901" calcext:value-type="float">
            <text:p>0,8624689579</text:p>
          </table:table-cell>
          <table:table-cell table:number-columns-repeated="8"/>
        </table:table-row>
        <table:table-row table:style-name="ro1">
          <table:table-cell office:value-type="float" office:value="0.850245952606" calcext:value-type="float">
            <text:p>0,8502459526</text:p>
          </table:table-cell>
          <table:table-cell table:number-columns-repeated="8"/>
        </table:table-row>
        <table:table-row table:style-name="ro1">
          <table:table-cell office:value-type="float" office:value="0.915444850922" calcext:value-type="float">
            <text:p>0,9154448509</text:p>
          </table:table-cell>
          <table:table-cell table:number-columns-repeated="8"/>
        </table:table-row>
        <table:table-row table:style-name="ro1">
          <table:table-cell office:value-type="float" office:value="0.867427110672" calcext:value-type="float">
            <text:p>0,8674271107</text:p>
          </table:table-cell>
          <table:table-cell table:number-columns-repeated="8"/>
        </table:table-row>
        <table:table-row table:style-name="ro1">
          <table:table-cell office:value-type="float" office:value="0.80020403862" calcext:value-type="float">
            <text:p>0,8002040386</text:p>
          </table:table-cell>
          <table:table-cell table:number-columns-repeated="7"/>
          <table:table-cell office:value-type="float" office:value="0.238247156143" calcext:value-type="float">
            <text:p>0,2382471561</text:p>
          </table:table-cell>
        </table:table-row>
        <table:table-row table:style-name="ro1">
          <table:table-cell office:value-type="float" office:value="0.857778072357" calcext:value-type="float">
            <text:p>0,8577780724</text:p>
          </table:table-cell>
          <table:table-cell table:number-columns-repeated="7"/>
          <table:table-cell office:value-type="float" office:value="0.245645046234" calcext:value-type="float">
            <text:p>0,2456450462</text:p>
          </table:table-cell>
        </table:table-row>
        <table:table-row table:style-name="ro1">
          <table:table-cell office:value-type="float" office:value="0.850550889969" calcext:value-type="float">
            <text:p>0,85055089</text:p>
          </table:table-cell>
          <table:table-cell office:value-type="float" office:value="2" calcext:value-type="float">
            <text:p>2</text:p>
          </table:table-cell>
          <table:table-cell table:formula="of:=([.A11:.A20])" office:value-type="float" office:value="0.850550889969" calcext:value-type="float">
            <text:p>0,85055089</text:p>
          </table:table-cell>
          <table:table-cell table:formula="of:=[.$I$28]" office:value-type="float" office:value="0.2539877414703" calcext:value-type="float">
            <text:p>0,2539877415</text:p>
          </table:table-cell>
          <table:table-cell table:number-columns-repeated="4"/>
          <table:table-cell office:value-type="float" office:value="0.233768224716" calcext:value-type="float">
            <text:p>0,2337682247</text:p>
          </table:table-cell>
        </table:table-row>
        <table:table-row table:style-name="ro1">
          <table:table-cell office:value-type="float" office:value="0.888142824173" calcext:value-type="float">
            <text:p>0,8881428242</text:p>
          </table:table-cell>
          <table:table-cell table:number-columns-repeated="7"/>
          <table:table-cell office:value-type="float" office:value="0.281887054443" calcext:value-type="float">
            <text:p>0,2818870544</text:p>
          </table:table-cell>
        </table:table-row>
        <table:table-row table:style-name="ro1">
          <table:table-cell office:value-type="float" office:value="0.835130929947" calcext:value-type="float">
            <text:p>0,8351309299</text:p>
          </table:table-cell>
          <table:table-cell table:number-columns-repeated="7"/>
          <table:table-cell office:value-type="float" office:value="0.283313035965" calcext:value-type="float">
            <text:p>0,283313036</text:p>
          </table:table-cell>
        </table:table-row>
        <table:table-row table:style-name="ro1">
          <table:table-cell office:value-type="float" office:value="0.861945867538" calcext:value-type="float">
            <text:p>0,8619458675</text:p>
          </table:table-cell>
          <table:table-cell table:number-columns-repeated="7"/>
          <table:table-cell office:value-type="float" office:value="0.243921041489" calcext:value-type="float">
            <text:p>0,2439210415</text:p>
          </table:table-cell>
        </table:table-row>
        <table:table-row table:style-name="ro1">
          <table:table-cell office:value-type="float" office:value="0.901273965836" calcext:value-type="float">
            <text:p>0,9012739658</text:p>
          </table:table-cell>
          <table:table-cell table:number-columns-repeated="7"/>
          <table:table-cell office:value-type="float" office:value="0.243099927902" calcext:value-type="float">
            <text:p>0,2430999279</text:p>
          </table:table-cell>
        </table:table-row>
        <table:table-row table:style-name="ro1">
          <table:table-cell office:value-type="float" office:value="0.957784175873" calcext:value-type="float">
            <text:p>0,9577841759</text:p>
          </table:table-cell>
          <table:table-cell table:number-columns-repeated="7"/>
          <table:table-cell office:value-type="float" office:value="0.254552841187" calcext:value-type="float">
            <text:p>0,2545528412</text:p>
          </table:table-cell>
        </table:table-row>
        <table:table-row table:style-name="ro1">
          <table:table-cell office:value-type="float" office:value="0.829056024551" calcext:value-type="float">
            <text:p>0,8290560246</text:p>
          </table:table-cell>
          <table:table-cell table:number-columns-repeated="7"/>
          <table:table-cell office:value-type="float" office:value="0.275384902954" calcext:value-type="float">
            <text:p>0,275384903</text:p>
          </table:table-cell>
        </table:table-row>
        <table:table-row table:style-name="ro1">
          <table:table-cell office:value-type="float" office:value="0.935221910477" calcext:value-type="float">
            <text:p>0,9352219105</text:p>
          </table:table-cell>
          <table:table-cell table:number-columns-repeated="7"/>
          <table:table-cell office:value-type="float" office:value="0.24005818367" calcext:value-type="float">
            <text:p>0,2400581837</text:p>
          </table:table-cell>
        </table:table-row>
        <table:table-row table:style-name="ro1">
          <table:table-cell office:value-type="float" office:value="0.839733123779" calcext:value-type="float">
            <text:p>0,8397331238</text:p>
          </table:table-cell>
          <table:table-cell table:number-columns-repeated="7"/>
          <table:table-cell table:formula="of:=AVERAGE([.I18:.I27])" office:value-type="float" office:value="0.2539877414703" calcext:value-type="float">
            <text:p>0,2539877415</text:p>
          </table:table-cell>
        </table:table-row>
        <table:table-row table:style-name="ro1">
          <table:table-cell office:value-type="float" office:value="0.877794027328" calcext:value-type="float">
            <text:p>0,8777940273</text:p>
          </table:table-cell>
          <table:table-cell table:number-columns-repeated="8"/>
        </table:table-row>
        <table:table-row table:style-name="ro1">
          <table:table-cell office:value-type="float" office:value="0.914356946945" calcext:value-type="float">
            <text:p>0,9143569469</text:p>
          </table:table-cell>
          <table:table-cell office:value-type="float" office:value="3" calcext:value-type="float">
            <text:p>3</text:p>
          </table:table-cell>
          <table:table-cell table:formula="of:=([.A21:.A30])" office:value-type="float" office:value="0.914356946945" calcext:value-type="float">
            <text:p>0,9143569469</text:p>
          </table:table-cell>
          <table:table-cell table:formula="of:=[.$I$28]" office:value-type="float" office:value="0.2539877414703" calcext:value-type="float">
            <text:p>0,2539877415</text:p>
          </table:table-cell>
          <table:table-cell table:number-columns-repeated="5"/>
        </table:table-row>
        <table:table-row table:style-name="ro1">
          <table:table-cell office:value-type="float" office:value="0.902451992035" calcext:value-type="float">
            <text:p>0,902451992</text:p>
          </table:table-cell>
          <table:table-cell table:number-columns-repeated="8"/>
        </table:table-row>
        <table:table-row table:style-name="ro1">
          <table:table-cell office:value-type="float" office:value="0.760093927383" calcext:value-type="float">
            <text:p>0,7600939274</text:p>
          </table:table-cell>
          <table:table-cell table:number-columns-repeated="8"/>
        </table:table-row>
        <table:table-row table:style-name="ro1">
          <table:table-cell office:value-type="float" office:value="0.988229990005" calcext:value-type="float">
            <text:p>0,98822999</text:p>
          </table:table-cell>
          <table:table-cell table:number-columns-repeated="8"/>
        </table:table-row>
        <table:table-row table:style-name="ro1">
          <table:table-cell office:value-type="float" office:value="0.934705018997" calcext:value-type="float">
            <text:p>0,934705019</text:p>
          </table:table-cell>
          <table:table-cell table:number-columns-repeated="8"/>
        </table:table-row>
        <table:table-row table:style-name="ro1">
          <table:table-cell office:value-type="float" office:value="1.0080780983" calcext:value-type="float">
            <text:p>1,0080780983</text:p>
          </table:table-cell>
          <table:table-cell table:number-columns-repeated="8"/>
        </table:table-row>
        <table:table-row table:style-name="ro1">
          <table:table-cell office:value-type="float" office:value="0.977216959" calcext:value-type="float">
            <text:p>0,977216959</text:p>
          </table:table-cell>
          <table:table-cell table:number-columns-repeated="8"/>
        </table:table-row>
        <table:table-row table:style-name="ro1">
          <table:table-cell office:value-type="float" office:value="0.978127002716" calcext:value-type="float">
            <text:p>0,9781270027</text:p>
          </table:table-cell>
          <table:table-cell table:number-columns-repeated="8"/>
        </table:table-row>
        <table:table-row table:style-name="ro1">
          <table:table-cell office:value-type="float" office:value="0.916492938995" calcext:value-type="float">
            <text:p>0,916492939</text:p>
          </table:table-cell>
          <table:table-cell table:number-columns-repeated="8"/>
        </table:table-row>
        <table:table-row table:style-name="ro1">
          <table:table-cell office:value-type="float" office:value="0.929248809814" calcext:value-type="float">
            <text:p>0,9292488098</text:p>
          </table:table-cell>
          <table:table-cell table:number-columns-repeated="8"/>
        </table:table-row>
        <table:table-row table:style-name="ro1">
          <table:table-cell office:value-type="float" office:value="0.912496089935" calcext:value-type="float">
            <text:p>0,9124960899</text:p>
          </table:table-cell>
          <table:table-cell office:value-type="float" office:value="4" calcext:value-type="float">
            <text:p>4</text:p>
          </table:table-cell>
          <table:table-cell table:formula="of:=([.A31:.A40])" office:value-type="float" office:value="0.912496089935" calcext:value-type="float">
            <text:p>0,9124960899</text:p>
          </table:table-cell>
          <table:table-cell table:formula="of:=[.$I$28]" office:value-type="float" office:value="0.2539877414703" calcext:value-type="float">
            <text:p>0,2539877415</text:p>
          </table:table-cell>
          <table:table-cell table:number-columns-repeated="5"/>
        </table:table-row>
        <table:table-row table:style-name="ro1">
          <table:table-cell office:value-type="float" office:value="0.733660936356" calcext:value-type="float">
            <text:p>0,7336609364</text:p>
          </table:table-cell>
          <table:table-cell table:number-columns-repeated="8"/>
        </table:table-row>
        <table:table-row table:style-name="ro1">
          <table:table-cell office:value-type="float" office:value="0.913984060287" calcext:value-type="float">
            <text:p>0,9139840603</text:p>
          </table:table-cell>
          <table:table-cell table:number-columns-repeated="8"/>
        </table:table-row>
        <table:table-row table:style-name="ro1">
          <table:table-cell office:value-type="float" office:value="0.815364837646" calcext:value-type="float">
            <text:p>0,8153648376</text:p>
          </table:table-cell>
          <table:table-cell table:number-columns-repeated="8"/>
        </table:table-row>
        <table:table-row table:style-name="ro1">
          <table:table-cell office:value-type="float" office:value="0.768591165543" calcext:value-type="float">
            <text:p>0,7685911655</text:p>
          </table:table-cell>
          <table:table-cell table:number-columns-repeated="8"/>
        </table:table-row>
        <table:table-row table:style-name="ro1">
          <table:table-cell office:value-type="float" office:value="0.81164598465" calcext:value-type="float">
            <text:p>0,8116459847</text:p>
          </table:table-cell>
          <table:table-cell table:number-columns-repeated="8"/>
        </table:table-row>
        <table:table-row table:style-name="ro1">
          <table:table-cell office:value-type="float" office:value="0.827188968658" calcext:value-type="float">
            <text:p>0,8271889687</text:p>
          </table:table-cell>
          <table:table-cell table:number-columns-repeated="8"/>
        </table:table-row>
        <table:table-row table:style-name="ro1">
          <table:table-cell office:value-type="float" office:value="0.792673110962" calcext:value-type="float">
            <text:p>0,792673111</text:p>
          </table:table-cell>
          <table:table-cell table:number-columns-repeated="8"/>
        </table:table-row>
        <table:table-row table:style-name="ro1">
          <table:table-cell office:value-type="float" office:value="0.793329000473" calcext:value-type="float">
            <text:p>0,7933290005</text:p>
          </table:table-cell>
          <table:table-cell table:number-columns-repeated="8"/>
        </table:table-row>
        <table:table-row table:style-name="ro1">
          <table:table-cell office:value-type="float" office:value="0.85295009613" calcext:value-type="float">
            <text:p>0,8529500961</text:p>
          </table:table-cell>
          <table:table-cell table:number-columns-repeated="8"/>
        </table:table-row>
        <table:table-row table:style-name="ro1">
          <table:table-cell office:value-type="float" office:value="0.766318082809" calcext:value-type="float">
            <text:p>0,7663180828</text:p>
          </table:table-cell>
          <table:table-cell office:value-type="float" office:value="5" calcext:value-type="float">
            <text:p>5</text:p>
          </table:table-cell>
          <table:table-cell table:formula="of:=([.A41:.A50])" office:value-type="float" office:value="0.766318082809" calcext:value-type="float">
            <text:p>0,7663180828</text:p>
          </table:table-cell>
          <table:table-cell table:formula="of:=[.$I$28]" office:value-type="float" office:value="0.2539877414703" calcext:value-type="float">
            <text:p>0,2539877415</text:p>
          </table:table-cell>
          <table:table-cell table:number-columns-repeated="5"/>
        </table:table-row>
        <table:table-row table:style-name="ro1">
          <table:table-cell office:value-type="float" office:value="0.752865076065" calcext:value-type="float">
            <text:p>0,7528650761</text:p>
          </table:table-cell>
          <table:table-cell table:number-columns-repeated="8"/>
        </table:table-row>
        <table:table-row table:style-name="ro1">
          <table:table-cell office:value-type="float" office:value="0.814243078232" calcext:value-type="float">
            <text:p>0,8142430782</text:p>
          </table:table-cell>
          <table:table-cell table:number-columns-repeated="8"/>
        </table:table-row>
        <table:table-row table:style-name="ro1">
          <table:table-cell office:value-type="float" office:value="0.935481071472" calcext:value-type="float">
            <text:p>0,9354810715</text:p>
          </table:table-cell>
          <table:table-cell table:number-columns-repeated="8"/>
        </table:table-row>
        <table:table-row table:style-name="ro1">
          <table:table-cell office:value-type="float" office:value="0.836632966995" calcext:value-type="float">
            <text:p>0,836632967</text:p>
          </table:table-cell>
          <table:table-cell table:number-columns-repeated="8"/>
        </table:table-row>
        <table:table-row table:style-name="ro1">
          <table:table-cell office:value-type="float" office:value="0.783704042435" calcext:value-type="float">
            <text:p>0,7837040424</text:p>
          </table:table-cell>
          <table:table-cell table:number-columns-repeated="8"/>
        </table:table-row>
        <table:table-row table:style-name="ro1">
          <table:table-cell office:value-type="float" office:value="0.763673067093" calcext:value-type="float">
            <text:p>0,7636730671</text:p>
          </table:table-cell>
          <table:table-cell table:number-columns-repeated="8"/>
        </table:table-row>
        <table:table-row table:style-name="ro1">
          <table:table-cell office:value-type="float" office:value="0.727632045746" calcext:value-type="float">
            <text:p>0,7276320457</text:p>
          </table:table-cell>
          <table:table-cell table:number-columns-repeated="8"/>
        </table:table-row>
        <table:table-row table:style-name="ro1">
          <table:table-cell office:value-type="float" office:value="0.840664863586" calcext:value-type="float">
            <text:p>0,8406648636</text:p>
          </table:table-cell>
          <table:table-cell table:number-columns-repeated="8"/>
        </table:table-row>
        <table:table-row table:style-name="ro1">
          <table:table-cell office:value-type="float" office:value="0.876367807388" calcext:value-type="float">
            <text:p>0,8763678074</text:p>
          </table:table-cell>
          <table:table-cell table:number-columns-repeated="8"/>
        </table:table-row>
        <table:table-row table:style-name="ro1">
          <table:table-cell office:value-type="float" office:value="0.757555961609" calcext:value-type="float">
            <text:p>0,7575559616</text:p>
          </table:table-cell>
          <table:table-cell office:value-type="float" office:value="6" calcext:value-type="float">
            <text:p>6</text:p>
          </table:table-cell>
          <table:table-cell table:formula="of:=([.A51:.A60])" office:value-type="float" office:value="0.757555961609" calcext:value-type="float">
            <text:p>0,7575559616</text:p>
          </table:table-cell>
          <table:table-cell table:formula="of:=[.$I$28]" office:value-type="float" office:value="0.2539877414703" calcext:value-type="float">
            <text:p>0,2539877415</text:p>
          </table:table-cell>
          <table:table-cell table:number-columns-repeated="5"/>
        </table:table-row>
        <table:table-row table:style-name="ro1">
          <table:table-cell office:value-type="float" office:value="0.79349398613" calcext:value-type="float">
            <text:p>0,7934939861</text:p>
          </table:table-cell>
          <table:table-cell table:number-columns-repeated="8"/>
        </table:table-row>
        <table:table-row table:style-name="ro1">
          <table:table-cell office:value-type="float" office:value="0.971297025681" calcext:value-type="float">
            <text:p>0,9712970257</text:p>
          </table:table-cell>
          <table:table-cell table:number-columns-repeated="8"/>
        </table:table-row>
        <table:table-row table:style-name="ro1">
          <table:table-cell office:value-type="float" office:value="0.731920003891" calcext:value-type="float">
            <text:p>0,7319200039</text:p>
          </table:table-cell>
          <table:table-cell table:number-columns-repeated="8"/>
        </table:table-row>
        <table:table-row table:style-name="ro1">
          <table:table-cell office:value-type="float" office:value="0.757334947586" calcext:value-type="float">
            <text:p>0,7573349476</text:p>
          </table:table-cell>
          <table:table-cell table:number-columns-repeated="8"/>
        </table:table-row>
        <table:table-row table:style-name="ro1">
          <table:table-cell office:value-type="float" office:value="0.757617950439" calcext:value-type="float">
            <text:p>0,7576179504</text:p>
          </table:table-cell>
          <table:table-cell table:number-columns-repeated="8"/>
        </table:table-row>
        <table:table-row table:style-name="ro1">
          <table:table-cell office:value-type="float" office:value="0.788522005081" calcext:value-type="float">
            <text:p>0,7885220051</text:p>
          </table:table-cell>
          <table:table-cell table:number-columns-repeated="8"/>
        </table:table-row>
        <table:table-row table:style-name="ro1">
          <table:table-cell office:value-type="float" office:value="0.788846969604" calcext:value-type="float">
            <text:p>0,7888469696</text:p>
          </table:table-cell>
          <table:table-cell table:number-columns-repeated="8"/>
        </table:table-row>
        <table:table-row table:style-name="ro1">
          <table:table-cell office:value-type="float" office:value="0.809736967087" calcext:value-type="float">
            <text:p>0,8097369671</text:p>
          </table:table-cell>
          <table:table-cell table:number-columns-repeated="8"/>
        </table:table-row>
        <table:table-row table:style-name="ro1">
          <table:table-cell office:value-type="float" office:value="0.789843082428" calcext:value-type="float">
            <text:p>0,7898430824</text:p>
          </table:table-cell>
          <table:table-cell table:number-columns-repeated="8"/>
        </table:table-row>
        <table:table-row table:style-name="ro1">
          <table:table-cell office:value-type="float" office:value="0.872922182083" calcext:value-type="float">
            <text:p>0,8729221821</text:p>
          </table:table-cell>
          <table:table-cell office:value-type="float" office:value="7" calcext:value-type="float">
            <text:p>7</text:p>
          </table:table-cell>
          <table:table-cell table:formula="of:=([.A61:.A70])" office:value-type="float" office:value="0.872922182083" calcext:value-type="float">
            <text:p>0,8729221821</text:p>
          </table:table-cell>
          <table:table-cell table:formula="of:=[.$I$28]" office:value-type="float" office:value="0.2539877414703" calcext:value-type="float">
            <text:p>0,2539877415</text:p>
          </table:table-cell>
          <table:table-cell table:number-columns-repeated="5"/>
        </table:table-row>
        <table:table-row table:style-name="ro1">
          <table:table-cell office:value-type="float" office:value="0.757956027985" calcext:value-type="float">
            <text:p>0,757956028</text:p>
          </table:table-cell>
          <table:table-cell table:number-columns-repeated="8"/>
        </table:table-row>
        <table:table-row table:style-name="ro1">
          <table:table-cell office:value-type="float" office:value="0.829980134964" calcext:value-type="float">
            <text:p>0,829980135</text:p>
          </table:table-cell>
          <table:table-cell table:number-columns-repeated="8"/>
        </table:table-row>
        <table:table-row table:style-name="ro1">
          <table:table-cell office:value-type="float" office:value="0.95871090889" calcext:value-type="float">
            <text:p>0,9587109089</text:p>
          </table:table-cell>
          <table:table-cell table:number-columns-repeated="8"/>
        </table:table-row>
        <table:table-row table:style-name="ro1">
          <table:table-cell office:value-type="float" office:value="0.668682098389" calcext:value-type="float">
            <text:p>0,6686820984</text:p>
          </table:table-cell>
          <table:table-cell table:number-columns-repeated="8"/>
        </table:table-row>
        <table:table-row table:style-name="ro1">
          <table:table-cell office:value-type="float" office:value="0.733278989792" calcext:value-type="float">
            <text:p>0,7332789898</text:p>
          </table:table-cell>
          <table:table-cell table:number-columns-repeated="8"/>
        </table:table-row>
        <table:table-row table:style-name="ro1">
          <table:table-cell office:value-type="float" office:value="0.690904855728" calcext:value-type="float">
            <text:p>0,6909048557</text:p>
          </table:table-cell>
          <table:table-cell table:number-columns-repeated="8"/>
        </table:table-row>
        <table:table-row table:style-name="ro1">
          <table:table-cell office:value-type="float" office:value="0.793689012527" calcext:value-type="float">
            <text:p>0,7936890125</text:p>
          </table:table-cell>
          <table:table-cell table:number-columns-repeated="8"/>
        </table:table-row>
        <table:table-row table:style-name="ro1">
          <table:table-cell office:value-type="float" office:value="0.769564151764" calcext:value-type="float">
            <text:p>0,7695641518</text:p>
          </table:table-cell>
          <table:table-cell table:number-columns-repeated="8"/>
        </table:table-row>
        <table:table-row table:style-name="ro1">
          <table:table-cell office:value-type="float" office:value="0.827124118805" calcext:value-type="float">
            <text:p>0,8271241188</text:p>
          </table:table-cell>
          <table:table-cell table:number-columns-repeated="8"/>
        </table:table-row>
        <table:table-row table:style-name="ro1">
          <table:table-cell office:value-type="float" office:value="0.722251176834" calcext:value-type="float">
            <text:p>0,7222511768</text:p>
          </table:table-cell>
          <table:table-cell office:value-type="float" office:value="8" calcext:value-type="float">
            <text:p>8</text:p>
          </table:table-cell>
          <table:table-cell table:formula="of:=([.A71:.A80])" office:value-type="float" office:value="0.722251176834" calcext:value-type="float">
            <text:p>0,7222511768</text:p>
          </table:table-cell>
          <table:table-cell table:formula="of:=[.$I$28]" office:value-type="float" office:value="0.2539877414703" calcext:value-type="float">
            <text:p>0,253987741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 Condensed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0.00.0000</text:date>, <text:time style:data-style-name="N2" text:time-value="19:08:12.9096290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0T16:58:20.278709198</meta:creation-date>
    <dc:date>2015-06-01T23:38:04.413353334</dc:date>
    <meta:editing-duration>PT8M8S</meta:editing-duration>
    <meta:editing-cycles>4</meta:editing-cycles>
    <meta:generator>LibreOffice/4.2.7.2$Linux_X86_64 LibreOffice_project/420m0$Build-2</meta:generator>
    <meta:document-statistic meta:table-count="1" meta:cell-count="1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B10:Sheet1.D80" chart:data-source-has-labels="row" svg:x="1.331cm" svg:y="0.18cm" svg:width="14.349cm" svg:height="7.659cm">
          <chartooo:coordinate-region svg:x="2.058cm" svg:y="0.379cm" svg:width="13.528cm" svg:height="6.813cm"/>
          <chart:axis chart:dimension="x" chart:name="primary-x" chart:style-name="ch3">
            <chart:title svg:x="7.376cm" svg:y="8.019cm" chart:style-name="ch4">
              <text:p>Ilość procesów</text:p>
            </chart:title>
          </chart:axis>
          <chart:axis chart:dimension="y" chart:name="primary-y" chart:style-name="ch3">
            <chart:title svg:x="0.451cm" svg:y="4.662cm" chart:style-name="ch5">
              <text:p>Czas (s)</text:p>
            </chart:title>
            <chart:grid chart:style-name="ch6" chart:class="major"/>
          </chart:axis>
          <chart:series chart:style-name="ch7" chart:values-cell-range-address="Sheet1.C10:Sheet1.C80" chart:label-cell-address="rozproszenie" chart:class="chart:scatter">
            <chart:domain table:cell-range-address="Sheet1.B10:Sheet1.B80"/>
            <chart:data-point chart:repeated="71"/>
          </chart:series>
          <chart:series chart:style-name="ch8" chart:values-cell-range-address="Sheet1.D10:Sheet1.D80" chart:label-cell-address="nierozp" chart:class="chart:scatter">
            <chart:data-point chart:repeated="7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rozproszenie</text:p>
              </table:table-cell>
              <table:table-cell office:value-type="string">
                <text:p>nieroz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0:Sheet1.B80</svg:desc>
                </draw:g>
              </table:table-cell>
              <table:table-cell office:value-type="float" office:value="0.756256103516">
                <text:p>0.756256103516</text:p>
                <draw:g>
                  <svg:desc>Sheet1.C10:Sheet1.C80</svg:desc>
                </draw:g>
              </table:table-cell>
              <table:table-cell office:value-type="float" office:value="0.2539877414703">
                <text:p>0.2539877414703</text:p>
                <draw:g>
                  <svg:desc>Sheet1.D10:Sheet1.D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.850550889969">
                <text:p>0.850550889969</text:p>
              </table:table-cell>
              <table:table-cell office:value-type="float" office:value="0.2539877414703">
                <text:p>0.25398774147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0.914356946945">
                <text:p>0.914356946945</text:p>
              </table:table-cell>
              <table:table-cell office:value-type="float" office:value="0.2539877414703">
                <text:p>0.25398774147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0.912496089935">
                <text:p>0.912496089935</text:p>
              </table:table-cell>
              <table:table-cell office:value-type="float" office:value="0.2539877414703">
                <text:p>0.25398774147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0.766318082809">
                <text:p>0.766318082809</text:p>
              </table:table-cell>
              <table:table-cell office:value-type="float" office:value="0.2539877414703">
                <text:p>0.25398774147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">
                <text:p>6</text:p>
              </table:table-cell>
              <table:table-cell office:value-type="float" office:value="0.757555961609">
                <text:p>0.757555961609</text:p>
              </table:table-cell>
              <table:table-cell office:value-type="float" office:value="0.2539877414703">
                <text:p>0.25398774147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">
                <text:p>7</text:p>
              </table:table-cell>
              <table:table-cell office:value-type="float" office:value="0.872922182083">
                <text:p>0.872922182083</text:p>
              </table:table-cell>
              <table:table-cell office:value-type="float" office:value="0.2539877414703">
                <text:p>0.25398774147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">
                <text:p>8</text:p>
              </table:table-cell>
              <table:table-cell office:value-type="float" office:value="0.722251176834">
                <text:p>0.722251176834</text:p>
              </table:table-cell>
              <table:table-cell office:value-type="float" office:value="0.2539877414703">
                <text:p>0.25398774147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